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1060" officeooo:paragraph-rsid="00061060"/>
    </style:style>
    <style:style style:name="P2" style:family="paragraph" style:parent-style-name="Standard">
      <style:text-properties fo:background-color="#fff200"/>
    </style:style>
    <style:style style:name="P3" style:family="paragraph" style:parent-style-name="Standard">
      <style:text-properties officeooo:rsid="00061060" officeooo:paragraph-rsid="00061060" fo:background-color="#fff200"/>
    </style:style>
    <style:style style:name="P4" style:family="paragraph" style:parent-style-name="Standard">
      <style:text-properties officeooo:rsid="00061060" officeooo:paragraph-rsid="00061060" fo:background-color="#ffff00"/>
    </style:style>
    <style:style style:name="P5" style:family="paragraph" style:parent-style-name="Standard">
      <style:text-properties officeooo:rsid="0010949d" officeooo:paragraph-rsid="0010949d" fo:background-color="#ffff00"/>
    </style:style>
    <style:style style:name="P6" style:family="paragraph" style:parent-style-name="Standard">
      <style:text-properties style:use-window-font-color="true" officeooo:rsid="00061060" officeooo:paragraph-rsid="00061060" fo:background-color="#ffff00"/>
    </style:style>
    <style:style style:name="P7" style:family="paragraph" style:parent-style-name="Standard">
      <style:text-properties style:use-window-font-color="true" fo:background-color="#ffff00"/>
    </style:style>
    <style:style style:name="P8" style:family="paragraph" style:parent-style-name="Standard">
      <style:text-properties style:use-window-font-color="true" officeooo:paragraph-rsid="00061060" fo:background-color="#ffff00"/>
    </style:style>
    <style:style style:name="T1" style:family="text">
      <style:text-properties officeooo:rsid="00061060"/>
    </style:style>
    <style:style style:name="T2" style:family="text">
      <style:text-properties officeooo:rsid="00067d85"/>
    </style:style>
    <style:style style:name="T3" style:family="text">
      <style:text-properties officeooo:rsid="00067d85" fo:background-color="#ffffff"/>
    </style:style>
    <style:style style:name="T4" style:family="text">
      <style:text-properties fo:background-color="#fff200" loext:char-shading-value="0"/>
    </style:style>
    <style:style style:name="T5" style:family="text">
      <style:text-properties fo:background-color="#ffff00" loext:char-shading-value="0"/>
    </style:style>
    <style:style style:name="T6" style:family="text">
      <style:text-properties fo:background-color="#ffff00" loext:char-shading-value="0"/>
    </style:style>
    <style:style style:name="T7" style:family="text">
      <style:text-properties officeooo:rsid="00067d85" fo:background-color="#ffff00" loext:char-shading-value="0"/>
    </style:style>
    <style:style style:name="T8" style:family="text">
      <style:text-properties officeooo:rsid="00067d85" fo:background-color="#ffff00" loext:char-shading-value="0"/>
    </style:style>
    <style:style style:name="T9" style:family="text">
      <style:text-properties officeooo:rsid="00067d85" fo:background-color="transparent" loext:char-shading-value="0"/>
    </style:style>
    <style:style style:name="T10" style:family="text">
      <style:text-properties fo:color="#ffff99"/>
    </style:style>
    <style:style style:name="T11" style:family="text">
      <style:text-properties fo:color="#ffff00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fo:background-color="#ffff00" loext:char-shading-value="0"/>
    </style:style>
    <style:style style:name="T14" style:family="text">
      <style:text-properties style:use-window-font-color="true" fo:background-color="#ffff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→<text:span text:style-name="T1"> Connexion</text:span></text:p>
      <text:p text:style-name="P2">→<text:span text:style-name="T1"> Inscription</text:span></text:p>
      <text:p text:style-name="P2">→<text:span text:style-name="T1"> Mot de passe oublié</text:span></text:p>
      <text:p text:style-name="P2">→<text:span text:style-name="T1"> Accueil </text:span></text:p>
      <text:p text:style-name="P2"><text:tab/>→<text:span text:style-name="T1"> Récapitulatif des objectifs du projet</text:span></text:p>
      <text:p text:style-name="Standard"/>
      <text:p text:style-name="P2">→<text:span text:style-name="T1"> Recherche de questions</text:span></text:p>
      <text:p text:style-name="P2"><text:tab/>→<text:span text:style-name="T1"> Par Thèmes / Difficultés / Notes / Catégories</text:span></text:p>
      <text:p text:style-name="Standard"/>
      <text:p text:style-name="P2">→<text:span text:style-name="T1"> Création de questions</text:span></text:p>
      <text:p text:style-name="P2"><text:tab/>→<text:span text:style-name="T1"> Catégories</text:span></text:p>
      <text:p text:style-name="P2"><text:tab/>→<text:span text:style-name="T1"> Thèmes</text:span></text:p>
      <text:p text:style-name="P2"><text:tab/>→<text:span text:style-name="T1"> Difficulté</text:span></text:p>
      <text:p text:style-name="P2"><text:tab/>→<text:span text:style-name="T1"> Intitulé</text:span></text:p>
      <text:p text:style-name="P2"><text:tab/>→<text:span text:style-name="T1"> Réponses</text:span></text:p>
      <text:p text:style-name="P2"><text:tab/>→ Fichier pour illustrer les questions</text:p>
      <text:p text:style-name="P2"/>
      <text:p text:style-name="P2">→ Affichage des questions de l’utilisateur </text:p>
      <text:p text:style-name="Standard"><text:tab/><text:span text:style-name="T4">→ Note attribuée</text:span></text:p>
      <text:p text:style-name="P2"><text:tab/>→ Commentaires (nb + possibilité d’affiche → <text:span text:style-name="T1">amène</text:span> affichage d’une question)</text:p>
      <text:p text:style-name="P2"><text:tab/>→ Nombres d’utilisations</text:p>
      <text:p text:style-name="Standard"><text:tab/><text:span text:style-name="T4">→ Nombres de personnes ayant notés</text:span></text:p>
      <text:p text:style-name="Standard"><text:tab/><text:span text:style-name="T4">→ Possibilité de supprimer</text:span></text:p>
      <text:p text:style-name="P2"><text:tab/>→ Possibilité de modifier si la question n’a pas été noté</text:p>
      <text:p text:style-name="P2"><text:tab/><text:tab/>→ si la question à déjà été noté → <text:span text:style-name="T1">suppression</text:span> des stats sauf commentaires</text:p>
      <text:p text:style-name="P2"><text:tab/><text:tab/><text:tab/><text:tab/><text:tab/><text:tab/> <text:s text:c="3"/>→ <text:span text:style-name="T1">suppression</text:span> des questionnaire qui <text:span text:style-name="T1">l’utilise</text:span></text:p>
      <text:p text:style-name="P2"><text:tab/>→ Possibilité de partager une question à un utilisateur</text:p>
      <text:p text:style-name="P2"><text:tab/><text:tab/>→ lien a copié/coller</text:p>
      <text:p text:style-name="P2"><text:tab/>→ Possibilité de l’ajouter à un questionnaire</text:p>
      <text:p text:style-name="Standard"/>
      <text:p text:style-name="P2">→ Affichage d’une question </text:p>
      <text:p text:style-name="P2"><text:tab/>→ Note</text:p>
      <text:p text:style-name="P2"><text:tab/>→ Commentaires en affichage direct</text:p>
      <text:p text:style-name="P2"><text:tab/>→ Nombre de personne ayant utilisé</text:p>
      <text:p text:style-name="P2"><text:tab/>→ Nombre de personne ayant noté</text:p>
      <text:p text:style-name="P2"><text:s text:c="4"/>→Si créateur</text:p>
      <text:p text:style-name="P2"><text:tab/>→ Possibilité de supprimer</text:p>
      <text:p text:style-name="P2"><text:tab/>→ Possibilité de partager</text:p>
      <text:p text:style-name="P2"><text:tab/>→ Possibilité d’ajouter à un questionnaire</text:p>
      <text:p text:style-name="Standard"/>
      <text:p text:style-name="Standard"/>
      <text:p text:style-name="Standard">→ Affichage des questionnaires</text:p>
      <text:p text:style-name="Standard"><text:tab/>→ Notes moyennes des questions</text:p>
      <text:p text:style-name="Standard"><text:tab/>→ Possibilité d’imprimer en PDF</text:p>
      <text:p text:style-name="Standard"><text:tab/>→ Difficulté du questionnaire (calcul : somme diff<text:span text:style-name="T1">iculté ques</text:span>tion/nombre de question<text:span text:style-name="T1">)</text:span></text:p>
      <text:p text:style-name="Standard"><text:tab/>→<text:span text:style-name="T1"> Nombre de question</text:span></text:p>
      <text:p text:style-name="Standard"><text:tab/>→<text:span text:style-name="T1"> Branche de difficulté des questions</text:span></text:p>
      <text:p text:style-name="Standard"><text:tab/>→<text:span text:style-name="T1"> Possibilité d’accéder à un affichage détaillé </text:span></text:p>
      <text:p text:style-name="P1"><text:tab/>→ Possibilité de supprimer le questionnaire</text:p>
      <text:p text:style-name="P1"/>
      <text:p text:style-name="P1"/>
      <text:p text:style-name="P1"/>
      <text:p text:style-name="P3"><text:soft-page-break/>→ Profil</text:p>
      <text:p text:style-name="P1"><text:tab/><text:span text:style-name="T4">→ Nom d’utilisateur</text:span></text:p>
      <text:p text:style-name="P3"><text:tab/>→ Nom / Prenom / Date de naissance</text:p>
      <text:p text:style-name="P3"><text:tab/>→ Adresse mail</text:p>
      <text:p text:style-name="P3"><text:tab/>→ Nombre de questions crées</text:p>
      <text:p text:style-name="P3"><text:tab/>→ Nombre de questionnaires crées</text:p>
      <text:p text:style-name="P3"><text:tab/>→ Note moyenne de ses questions</text:p>
      <text:p text:style-name="P3"><text:tab/>→ Difficulté moyenne de ses questions</text:p>
      <text:p text:style-name="P3"><text:tab/>→ Nombre de commentaires postés</text:p>
      <text:p text:style-name="P3"><text:tab/>→ Nombre de notes données</text:p>
      <text:p text:style-name="P3"><text:tab/>→ Déconnexion</text:p>
      <text:p text:style-name="P3"><text:tab/>→ Possibilité de modifier ses informations</text:p>
      <text:p text:style-name="P1"/>
      <text:p text:style-name="P1">→<text:span text:style-name="T14"> Création d’un questionnaire</text:span></text:p>
      <text:p text:style-name="P6"><text:tab/>→ Libellé (non obligatoire)</text:p>
      <text:p text:style-name="P8"><text:span text:style-name="T1"><text:tab/>→ Thème (choix, insertion ou thème multiple)</text:span></text:p>
      <text:p text:style-name="P7"><text:tab/>→<text:span text:style-name="T1"> Ajouter une note maximale au questionnaire</text:span></text:p>
      <text:p text:style-name="P7"><text:tab/>→<text:span text:style-name="T1"> Activer/Désactiver la possibilité d’afficher le barème sur le PDF</text:span></text:p>
      <text:p text:style-name="Standard"/>
      <text:p text:style-name="P1">Affichage d’un questionnaire</text:p>
      <text:p text:style-name="P1"><text:tab/><text:span text:style-name="T6">→ Libellé, Thème, Note max, ON/OFF barème, </text:span><text:span text:style-name="T8">note moyenne du questionnaire, difficulté <text:s text:c="30"/>moyenne + bornes difficultés</text:span></text:p>
      <text:p text:style-name="P4"><text:tab/>→<text:span text:style-name="T2"> Date de dernière mise à jour</text:span></text:p>
      <text:p text:style-name="P4"><text:tab/>→<text:span text:style-name="T2"> Possibilité de supprimer le questionnaire</text:span></text:p>
      <text:p text:style-name="P4"><text:tab/>→<text:span text:style-name="T2"> Possibilité de modifier le questionnaire</text:span></text:p>
      <text:p text:style-name="P5"><text:tab/>→ Possibilité d’exporter le questionnaire</text:p>
      <text:p text:style-name="P1"><text:tab/><text:span text:style-name="T6">→</text:span><text:span text:style-name="T8"> Affichage des questionnaires → </text:span><text:span text:style-name="T9">nombre de points donnés</text:span><text:span text:style-name="T8">, note de la question, accéder à la page de la question, nombre de commentaires, nombre de personne notés, nombre de personne ajouté</text:span></text:p>
      <text:p text:style-name="Standard"/>
      <text:p text:style-name="Standard">→<text:span text:style-name="T2"> A propo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1:17:08.450000000</meta:creation-date>
    <dc:date>2018-05-18T11:25:43.420710398</dc:date>
    <meta:editing-duration>PT2H52M5S</meta:editing-duration>
    <meta:editing-cycles>9</meta:editing-cycles>
    <meta:generator>LibreOffice/5.2.5.1$MacOSX_X86_64 LibreOffice_project/0312e1a284a7d50ca85a365c316c7abbf20a4d22</meta:generator>
    <meta:document-statistic meta:table-count="0" meta:image-count="0" meta:object-count="0" meta:page-count="2" meta:paragraph-count="68" meta:word-count="386" meta:character-count="2473" meta:non-whitespace-character-count="2052"/>
  </office:meta>
</office:document-meta>
</file>